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15cm" fo:min-width="2.8cm"/>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style:style>
    <style:style style:name="gr4" style:family="graphic" style:parent-style-name="objectwithoutfill">
      <style:graphic-properties draw:fill="solid" draw:textarea-vertical-align="middle"/>
    </style:style>
    <style:style style:name="gr5" style:family="graphic" style:parent-style-name="standard">
      <style:graphic-properties draw:textarea-vertical-align="middle" draw:auto-grow-height="false" fo:min-height="1.485cm" fo:min-width="2.522cm"/>
    </style:style>
    <style:style style:name="gr6" style:family="graphic" style:parent-style-name="standard">
      <style:graphic-properties draw:textarea-horizontal-align="justify" draw:textarea-vertical-align="middle" draw:auto-grow-height="false" fo:min-height="2.988cm" fo:min-width="3.582cm" fo:wrap-option="no-wrap"/>
    </style:style>
    <style:style style:name="gr7" style:family="graphic" style:parent-style-name="standard">
      <style:graphic-properties draw:textarea-horizontal-align="justify" draw:textarea-vertical-align="middle" draw:auto-grow-height="false" fo:min-height="1.65cm" fo:min-width="1.95cm"/>
    </style:style>
    <style:style style:name="gr8" style:family="graphic" style:parent-style-name="standard">
      <style:graphic-properties draw:auto-grow-height="false" fo:min-height="1.533cm" fo:min-width="2.268cm" fo:wrap-option="wrap"/>
    </style:style>
    <style:style style:name="gr9" style:family="graphic" style:parent-style-name="standard">
      <style:graphic-properties draw:textarea-horizontal-align="justify" draw:textarea-vertical-align="middle" draw:auto-grow-height="false" fo:min-height="0.269cm" fo:min-width="1.003cm" fo:wrap-option="no-wrap"/>
    </style:style>
    <style:style style:name="gr10" style:family="graphic" style:parent-style-name="standard">
      <style:graphic-properties draw:textarea-horizontal-align="justify" draw:textarea-vertical-align="middle" draw:auto-grow-height="false" fo:min-height="2.086cm" fo:min-width="2.244cm" fo:wrap-option="no-wrap"/>
    </style:style>
    <style:style style:name="gr11" style:family="graphic" style:parent-style-name="standard">
      <style:graphic-properties draw:textarea-horizontal-align="justify" draw:textarea-vertical-align="middle" draw:auto-grow-height="false" fo:min-height="1.306cm" fo:min-width="0cm"/>
    </style:style>
    <style:style style:name="gr12" style:family="graphic" style:parent-style-name="standard">
      <style:graphic-properties draw:textarea-horizontal-align="justify" draw:textarea-vertical-align="middle" draw:auto-grow-height="false" fo:min-height="0.634cm" fo:min-width="1.586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fill-color="#ff8000" draw:textarea-horizontal-align="justify" draw:textarea-vertical-align="middle" draw:auto-grow-height="false" fo:min-height="0.352cm" fo:min-width="0.562cm"/>
    </style:style>
    <style:style style:name="gr1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6" style:family="graphic" style:parent-style-name="standard">
      <style:graphic-properties draw:stroke="none" draw:fill-color="#ff0000"/>
    </style:style>
    <style:style style:name="gr17" style:family="graphic" style:parent-style-name="standard">
      <style:graphic-properties draw:stroke="none" svg:stroke-width="0cm" svg:stroke-color="#55308d"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8" style:family="graphic" style:parent-style-name="standard">
      <style:graphic-properties draw:stroke="none" svg:stroke-color="#55308d"/>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color="#ff8000"/>
      <style:paragraph-properties fo:text-align="center"/>
    </style:style>
  </office:automatic-styles>
  <office:body>
    <office:drawing>
      <draw:page draw:name="page1" draw:style-name="dp1" draw:master-page-name="Default">
        <draw:custom-shape draw:style-name="gr1" draw:text-style-name="P1" draw:layer="layout" svg:width="3.3cm" svg:height="3.4cm" svg:x="5.5cm" svg:y="13.7cm">
          <text:p/>
          <draw:enhanced-geometry svg:viewBox="0 0 21600 21600" draw:type="rectangle" draw:enhanced-path="M 0 0 L 21600 0 21600 21600 0 21600 0 0 Z N"/>
        </draw:custom-shape>
        <dr3d:scene draw:style-name="gr2" svg:width="3.8cm" svg:height="3.8cm" svg:x="4.4cm" svg:y="7.3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line draw:style-name="gr4" draw:text-style-name="P2" draw:layer="layout" svg:x1="3.7cm" svg:y1="26.2cm" svg:x2="8.4cm" svg:y2="22.2cm">
          <text:p/>
        </draw:line>
        <draw:custom-shape draw:style-name="gr5" draw:text-style-name="P1" draw:layer="layout" svg:width="8cm" svg:height="5.2cm" svg:x="5.8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 draw:text-style-name="P1" draw:layer="layout" svg:width="5.8cm" svg:height="4.6cm" svg:x="11.2cm" svg:y="10.3cm">
          <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1" draw:layer="layout" svg:width="4.9cm" svg:height="3.8cm" svg:x="11.5cm" svg:y="4cm">
          <text:p/>
          <draw:enhanced-geometry svg:viewBox="0 0 21600 21600" draw:glue-points="10800 0 0 10800 10800 21600 21600 10800" draw:text-areas="5400 5400 16200 16200" draw:type="flowchart-decision" draw:enhanced-path="M 0 10800 L 10800 0 21600 10800 10800 21600 0 10800 Z N"/>
        </draw:custom-shape>
        <dr3d:scene draw:style-name="gr2" svg:width="1.2cm" svg:height="1.2cm" svg:x="16.4cm" svg:y="2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3d:scene draw:style-name="gr2" svg:width="4.2cm" svg:height="4.2cm" svg:x="5cm" svg:y="1.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custom-shape draw:style-name="gr8" draw:layer="layout" svg:width="3.6cm" svg:height="5.5cm" svg:x="16.4cm" svg:y="15.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 draw:text-style-name="P1" draw:layer="layout" svg:width="2.3cm" svg:height="0.8cm" svg:x="11.6cm" svg:y="1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4.2cm" svg:height="3.6cm" svg:x="2.2cm" svg:y="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1cm" svg:height="4.4cm" svg:x="18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2" draw:text-style-name="P1" draw:layer="layout" svg:width="5.9cm" svg:height="2.5cm" svg:x="13.5cm" svg:y="-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3" draw:text-style-name="P1" draw:layer="layout" svg:width="0.099cm" svg:height="0.1cm" svg:x="41.9cm" svg:y="22.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age>
      <draw:page draw:name="page2" draw:style-name="dp1" draw:master-page-name="Default">
        <draw:custom-shape draw:style-name="gr1" draw:text-style-name="P1" draw:layer="layout" svg:width="3.3cm" svg:height="3.4cm" svg:x="5.5cm" svg:y="13.7cm">
          <text:p/>
          <draw:enhanced-geometry svg:viewBox="0 0 21600 21600" draw:type="rectangle" draw:enhanced-path="M 0 0 L 21600 0 21600 21600 0 21600 0 0 Z N"/>
        </draw:custom-shape>
        <dr3d:scene draw:style-name="gr2" svg:width="3.8cm" svg:height="3.8cm" svg:x="4.4cm" svg:y="7.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line draw:style-name="gr4" draw:text-style-name="P2" draw:layer="layout" svg:x1="3.7cm" svg:y1="26.2cm" svg:x2="8.4cm" svg:y2="22.2cm">
          <text:p/>
        </draw:line>
        <draw:custom-shape draw:style-name="gr5" draw:text-style-name="P1" draw:layer="layout" svg:width="8cm" svg:height="5.2cm" svg:x="5.8cm" svg:y="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 draw:text-style-name="P1" draw:layer="layout" svg:width="5.8cm" svg:height="4.6cm" svg:x="11.2cm" svg:y="10.3cm">
          <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1" draw:layer="layout" svg:width="4.9cm" svg:height="3.8cm" svg:x="11.5cm" svg:y="4cm">
          <text:p/>
          <draw:enhanced-geometry svg:viewBox="0 0 21600 21600" draw:glue-points="10800 0 0 10800 10800 21600 21600 10800" draw:text-areas="5400 5400 16200 16200" draw:type="flowchart-decision" draw:enhanced-path="M 0 10800 L 10800 0 21600 10800 10800 21600 0 10800 Z N"/>
        </draw:custom-shape>
        <dr3d:scene draw:style-name="gr2" svg:width="1.2cm" svg:height="1.2cm" svg:x="16.4cm" svg:y="2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custom-shape draw:style-name="gr8" draw:layer="layout" svg:width="3.6cm" svg:height="5.5cm" svg:x="16.4cm" svg:y="15.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 draw:text-style-name="P1" draw:layer="layout" svg:width="2.3cm" svg:height="0.8cm" svg:x="11.6cm" svg:y="1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4.2cm" svg:height="3.6cm" svg:x="2.2cm" svg:y="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1cm" svg:height="4.4cm" svg:x="18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2" draw:text-style-name="P1" draw:layer="layout" svg:width="5.9cm" svg:height="2.5cm" svg:x="13.5cm" svg:y="-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3" draw:text-style-name="P1" draw:layer="layout" svg:width="0.099cm" svg:height="0.1cm" svg:x="41.9cm" svg:y="22.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4" draw:text-style-name="P3" draw:layer="layout" svg:width="3cm" svg:height="1.7cm" svg:x="10.3cm" svg:y="8.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3d:scene draw:style-name="gr15" svg:width="2.6cm" svg:height="2.6cm" svg:x="0.6cm" svg:y="1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dr3d:scene draw:style-name="gr17" svg:width="2.7cm" svg:height="2.7cm" svg:x="14.9cm" svg:y="20.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 draw:layer="layout"/>
        </dr3d:sce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0-16T22:04:43.583934482</meta:creation-date>
    <dc:date>2019-10-16T22:16:25.356881070</dc:date>
    <meta:editing-duration>PT1M31S</meta:editing-duration>
    <meta:editing-cycles>1</meta:editing-cycles>
    <meta:document-statistic meta:object-count="37"/>
    <meta:generator>LibreOffice/6.3.2.2$Linux_X86_64 LibreOffice_project/25aaf1ddce300f673870e0f45168bdf5ba1c5316</meta:generator>
  </office:meta>
</office:document-meta>
</file>